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10.049cm"/>
    </style:style>
    <style:style style:name="co3" style:family="table-column">
      <style:table-column-properties fo:break-before="auto" style:column-width="15.0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7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ce4"/>
        <table:table-column table:style-name="co4" table:number-columns-repeated="9" table:default-cell-style-name="ce4"/>
        <table:table-column table:style-name="co4" table:number-columns-repeated="1011" table:default-cell-style-name="ce2"/>
        <table:table-row table:style-name="ro1">
          <table:table-cell office:value-type="string">
            <text:p>canyon</text:p>
          </table:table-cell>
          <table:table-cell office:value-type="string">
            <text:p>大峡谷； 峡谷</text:p>
          </table:table-cell>
          <table:table-cell office:value-type="string">
            <text:p>canyon sous marin 海底峡谷</text:p>
          </table:table-cell>
          <table:table-cell table:number-columns-repeated="1021"/>
        </table:table-row>
        <table:table-row table:style-name="ro1">
          <table:table-cell office:value-type="string">
            <text:p>babouin</text:p>
          </table:table-cell>
          <table:table-cell office:value-type="string">
            <text:p>狒狒</text:p>
          </table:table-cell>
          <table:table-cell table:number-columns-repeated="1022"/>
        </table:table-row>
        <table:table-row table:style-name="ro2">
          <table:table-cell office:value-type="string">
            <text:p>sabotage</text:p>
          </table:table-cell>
          <table:table-cell table:style-name="ce3" office:value-type="string">
            <text:p><text:span text:style-name="T1">1</text:span><text:span text:style-name="T1">木鞋制造</text:span><text:span text:style-name="T1">; </text:span><text:span text:style-name="T1">木鞋制造业</text:span><text:span text:style-name="T1">2</text:span><text:span text:style-name="T1">草率从事， 工作马虎虎</text:span><text:span text:style-name="T1">3</text:span><text:span text:style-name="T1">破坏， 破坏活动； 怠工</text:span></text:p>
            <text:p><text:span text:style-name="T1"/></text:p>
          </table:table-cell>
          <table:table-cell office:value-type="string">
            <text:p>accident d'avion dû à un sabotage破坏引起的空难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2017／03／09</text:date>, <text:time>23:3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22:58:24.825372028</meta:creation-date>
    <dc:date>2017-03-09T23:35:38.16</dc:date>
    <meta:editing-duration>PT37M43S</meta:editing-duration>
    <meta:editing-cycles>9</meta:editing-cycles>
    <meta:generator>OpenOffice/4.1.2$Win32 OpenOffice.org_project/412m3$Build-9782</meta:generator>
    <dc:creator>Xiang LI</dc:creator>
    <meta:document-statistic meta:table-count="1" meta:cell-count="8" meta:object-count="0"/>
  </office:meta>
</office:document-meta>
</file>